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1da1d5" officeooo:paragraph-rsid="001da1d5"/>
    </style:style>
    <style:style style:name="P3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3a2650" officeooo:paragraph-rsid="003a2650"/>
    </style:style>
    <style:style style:name="P4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3c9eda" officeooo:paragraph-rsid="003c9eda"/>
    </style:style>
    <style:style style:name="P5" style:family="paragraph" style:parent-style-name="Standard">
      <style:paragraph-properties fo:text-align="start" style:justify-single-word="false"/>
      <style:text-properties fo:language="fr" fo:country="FR" style:text-underline-style="none" officeooo:rsid="00386b5a" officeooo:paragraph-rsid="001da1d5"/>
    </style:style>
    <style:style style:name="P6" style:family="paragraph" style:parent-style-name="Standard">
      <style:paragraph-properties fo:text-align="start" style:justify-single-word="false"/>
      <style:text-properties fo:language="fr" fo:country="FR" style:text-underline-style="none" officeooo:rsid="003a2650" officeooo:paragraph-rsid="003a2650"/>
    </style:style>
    <style:style style:name="P7" style:family="paragraph" style:parent-style-name="Standard">
      <style:paragraph-properties fo:text-align="start" style:justify-single-word="false"/>
      <style:text-properties fo:language="fr" fo:country="FR" style:text-underline-style="none" officeooo:rsid="003f5a5e" officeooo:paragraph-rsid="003c9eda"/>
    </style:style>
    <style:style style:name="P8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65955e" officeooo:paragraph-rsid="003c9eda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21135f" officeooo:paragraph-rsid="007889cc"/>
    </style:style>
    <style:style style:name="P10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1da1d5" officeooo:paragraph-rsid="001da1d5"/>
    </style:style>
    <style:style style:name="P11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1da1d5" officeooo:paragraph-rsid="001da1d5"/>
    </style:style>
    <style:style style:name="P12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30eb91" officeooo:paragraph-rsid="007889cc"/>
    </style:style>
    <style:style style:name="P13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30eb91" officeooo:paragraph-rsid="007acd17"/>
    </style:style>
    <style:style style:name="P14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7acd17" officeooo:paragraph-rsid="007acd17"/>
    </style:style>
    <style:style style:name="P15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6f4c9b" officeooo:paragraph-rsid="006f4c9b"/>
    </style:style>
    <style:style style:name="P16" style:family="paragraph" style:parent-style-name="Standard">
      <style:paragraph-properties fo:text-align="start" style:justify-single-word="false"/>
      <style:text-properties fo:language="fr" fo:country="FR" fo:font-style="normal" style:text-underline-style="none" fo:font-weight="normal" officeooo:rsid="002c3e19" officeooo:paragraph-rsid="007889c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fr" fo:country="FR" fo:font-style="italic" style:text-underline-style="none" officeooo:rsid="001da1d5" officeooo:paragraph-rsid="006f4c9b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language="fr" fo:country="FR" style:text-underline-style="none" officeooo:rsid="002f0801" officeooo:paragraph-rsid="007acd17"/>
    </style:style>
    <style:style style:name="P19" style:family="paragraph" style:parent-style-name="Standard">
      <style:paragraph-properties fo:text-align="center" style:justify-single-word="false"/>
      <style:text-properties fo:language="fr" fo:country="FR" style:text-underline-style="none" officeooo:rsid="001da1d5" officeooo:paragraph-rsid="001da1d5"/>
    </style:style>
    <style:style style:name="P20" style:family="paragraph" style:parent-style-name="Standard">
      <style:paragraph-properties fo:text-align="center" style:justify-single-word="false"/>
      <style:text-properties fo:language="fr" fo:country="FR" style:text-underline-style="none" officeooo:rsid="001da1d5" officeooo:paragraph-rsid="006f4c9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7b3f"/>
    </style:style>
    <style:style style:name="T3" style:family="text">
      <style:text-properties style:text-underline-style="none" officeooo:rsid="00215ce5"/>
    </style:style>
    <style:style style:name="T4" style:family="text">
      <style:text-properties style:text-underline-style="none" officeooo:rsid="00228952"/>
    </style:style>
    <style:style style:name="T5" style:family="text">
      <style:text-properties style:text-underline-style="none" officeooo:rsid="00287f4e"/>
    </style:style>
    <style:style style:name="T6" style:family="text">
      <style:text-properties style:text-underline-style="none" fo:font-weight="bold" officeooo:rsid="00287f4e" style:font-weight-asian="bold" style:font-weight-complex="bold"/>
    </style:style>
    <style:style style:name="T7" style:family="text">
      <style:text-properties style:text-underline-style="none" fo:font-weight="normal" officeooo:rsid="00287f4e" style:font-weight-asian="normal" style:font-weight-complex="normal"/>
    </style:style>
    <style:style style:name="T8" style:family="text">
      <style:text-properties style:text-underline-style="none" fo:font-weight="normal" officeooo:rsid="0029d8bf" style:font-weight-asian="normal" style:font-weight-complex="normal"/>
    </style:style>
    <style:style style:name="T9" style:family="text">
      <style:text-properties style:text-underline-style="none" fo:font-weight="normal" officeooo:rsid="002a551c" style:font-weight-asian="normal" style:font-weight-complex="normal"/>
    </style:style>
    <style:style style:name="T10" style:family="text">
      <style:text-properties style:text-underline-style="none" fo:font-weight="normal" officeooo:rsid="002c3e19" style:font-weight-asian="normal" style:font-weight-complex="normal"/>
    </style:style>
    <style:style style:name="T11" style:family="text">
      <style:text-properties style:text-underline-style="none" fo:font-weight="normal" officeooo:rsid="0075bff5" style:font-weight-asian="normal" style:font-weight-complex="normal"/>
    </style:style>
    <style:style style:name="T12" style:family="text">
      <style:text-properties style:text-underline-style="none" officeooo:rsid="002e30ea"/>
    </style:style>
    <style:style style:name="T13" style:family="text">
      <style:text-properties style:text-underline-style="none" officeooo:rsid="0031d8cd"/>
    </style:style>
    <style:style style:name="T14" style:family="text">
      <style:text-properties style:text-underline-style="none" officeooo:rsid="0033680d"/>
    </style:style>
    <style:style style:name="T15" style:family="text">
      <style:text-properties style:text-underline-style="none" officeooo:rsid="003451ba"/>
    </style:style>
    <style:style style:name="T16" style:family="text">
      <style:text-properties style:text-underline-style="none" officeooo:rsid="00353588"/>
    </style:style>
    <style:style style:name="T17" style:family="text">
      <style:text-properties style:text-underline-style="none" officeooo:rsid="0037ad31"/>
    </style:style>
    <style:style style:name="T18" style:family="text">
      <style:text-properties style:text-underline-style="none" officeooo:rsid="00386b5a"/>
    </style:style>
    <style:style style:name="T19" style:family="text">
      <style:text-properties style:text-underline-style="none" officeooo:rsid="003d9949"/>
    </style:style>
    <style:style style:name="T20" style:family="text">
      <style:text-properties style:text-underline-style="none" officeooo:rsid="003e6329"/>
    </style:style>
    <style:style style:name="T21" style:family="text">
      <style:text-properties style:text-underline-style="none" officeooo:rsid="003f5a5e"/>
    </style:style>
    <style:style style:name="T22" style:family="text">
      <style:text-properties style:text-underline-style="none" officeooo:rsid="00426f66"/>
    </style:style>
    <style:style style:name="T23" style:family="text">
      <style:text-properties style:text-underline-style="none" officeooo:rsid="00441736"/>
    </style:style>
    <style:style style:name="T24" style:family="text">
      <style:text-properties style:text-underline-style="none" officeooo:rsid="0045eec9"/>
    </style:style>
    <style:style style:name="T25" style:family="text">
      <style:text-properties style:text-underline-style="none" officeooo:rsid="0048b7e7"/>
    </style:style>
    <style:style style:name="T26" style:family="text">
      <style:text-properties style:text-underline-style="none" officeooo:rsid="004a4327"/>
    </style:style>
    <style:style style:name="T27" style:family="text">
      <style:text-properties style:text-underline-style="none" officeooo:rsid="004d60ee"/>
    </style:style>
    <style:style style:name="T28" style:family="text">
      <style:text-properties style:text-underline-style="none" officeooo:rsid="004fea86"/>
    </style:style>
    <style:style style:name="T29" style:family="text">
      <style:text-properties style:text-underline-style="none" officeooo:rsid="0051c7b1"/>
    </style:style>
    <style:style style:name="T30" style:family="text">
      <style:text-properties style:text-underline-style="none" officeooo:rsid="005337ab"/>
    </style:style>
    <style:style style:name="T31" style:family="text">
      <style:text-properties style:text-underline-style="none" officeooo:rsid="0056106d"/>
    </style:style>
    <style:style style:name="T32" style:family="text">
      <style:text-properties style:text-underline-style="none" officeooo:rsid="0057962f"/>
    </style:style>
    <style:style style:name="T33" style:family="text">
      <style:text-properties style:text-underline-style="none" officeooo:rsid="006d2b0e"/>
    </style:style>
    <style:style style:name="T34" style:family="text">
      <style:text-properties style:text-underline-style="none" officeooo:rsid="00836ca6"/>
    </style:style>
    <style:style style:name="T35" style:family="text">
      <style:text-properties style:text-underline-style="none" officeooo:rsid="00859749"/>
    </style:style>
    <style:style style:name="T36" style:family="text">
      <style:text-properties fo:font-style="italic" style:text-underline-style="none" fo:font-weight="normal" officeooo:rsid="002c3e19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72330a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officeooo:rsid="0057962f" style:font-style-asian="italic" style:font-style-complex="italic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2c3e19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69199b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6ac30e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72330a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officeooo:rsid="0057962f" style:font-style-asian="normal" style:font-style-complex="normal"/>
    </style:style>
    <style:style style:name="T45" style:family="text">
      <style:text-properties fo:font-style="normal" style:text-underline-style="none" officeooo:rsid="0059c7f3" style:font-style-asian="normal" style:font-style-complex="normal"/>
    </style:style>
    <style:style style:name="T46" style:family="text">
      <style:text-properties fo:font-style="normal" style:text-underline-style="none" officeooo:rsid="005b5ca8" style:font-style-asian="normal" style:font-style-complex="normal"/>
    </style:style>
    <style:style style:name="T47" style:family="text">
      <style:text-properties fo:font-style="normal" style:text-underline-style="none" officeooo:rsid="005c428f" style:font-style-asian="normal" style:font-style-complex="normal"/>
    </style:style>
    <style:style style:name="T48" style:family="text">
      <style:text-properties fo:font-style="normal" style:text-underline-style="none" officeooo:rsid="005e3604" style:font-style-asian="normal" style:font-style-complex="normal"/>
    </style:style>
    <style:style style:name="T49" style:family="text">
      <style:text-properties fo:font-style="normal" style:text-underline-style="none" officeooo:rsid="00616f3c" style:font-style-asian="normal" style:font-style-complex="normal"/>
    </style:style>
    <style:style style:name="T50" style:family="text">
      <style:text-properties fo:font-style="normal" style:text-underline-style="none" officeooo:rsid="00622739" style:font-style-asian="normal" style:font-style-complex="normal"/>
    </style:style>
    <style:style style:name="T51" style:family="text">
      <style:text-properties fo:font-style="normal" style:text-underline-style="none" officeooo:rsid="006453f9" style:font-style-asian="normal" style:font-style-complex="normal"/>
    </style:style>
    <style:style style:name="T52" style:family="text">
      <style:text-properties fo:font-style="normal" style:text-underline-style="none" officeooo:rsid="0065955e" style:font-style-asian="normal" style:font-style-complex="normal"/>
    </style:style>
    <style:style style:name="T53" style:family="text">
      <style:text-properties fo:font-style="normal" style:text-underline-style="none" officeooo:rsid="00669397" style:font-style-asian="normal" style:font-style-complex="normal"/>
    </style:style>
    <style:style style:name="T54" style:family="text">
      <style:text-properties fo:font-style="normal" style:text-underline-style="none" officeooo:rsid="0069199b" style:font-style-asian="normal" style:font-style-complex="normal"/>
    </style:style>
    <style:style style:name="T55" style:family="text">
      <style:text-properties fo:font-style="normal" style:text-underline-style="none" fo:font-weight="bold" officeooo:rsid="005e3604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bold" officeooo:rsid="005e8074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bold" officeooo:rsid="0069199b" style:font-style-asian="normal" style:font-weight-asian="bold" style:font-style-complex="normal" style:font-weight-complex="bold"/>
    </style:style>
    <style:style style:name="T58" style:family="text">
      <style:text-properties fo:font-style="normal" fo:font-weight="normal" officeooo:rsid="00287f4e" style:font-style-asian="normal" style:font-weight-asian="normal" style:font-style-complex="normal" style:font-weight-complex="normal"/>
    </style:style>
    <style:style style:name="T59" style:family="text">
      <style:text-properties fo:language="fr" fo:country="FR" style:text-underline-style="solid" style:text-underline-width="auto" style:text-underline-color="font-color" officeooo:rsid="001da1d5"/>
    </style:style>
    <style:style style:name="T60" style:family="text">
      <style:text-properties officeooo:rsid="007c990e"/>
    </style:style>
    <style:style style:name="T61" style:family="text">
      <style:text-properties officeooo:rsid="007e52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61">S</text:span>AM <text:span text:style-name="T61">Format</text:span></text:p>
      <text:p text:style-name="P10"/>
      <text:p text:style-name="P9"><text:span text:style-name="T3">SAM est le format de cartographie d’alignement de séquence </text:span><text:span text:style-name="T4">(Sequence Alignment Map). </text:span><text:span text:style-name="T5">Il permet de stocker des </text:span><text:span text:style-name="T6">séquences biologiques alignées sur une séquence de référence</text:span><text:span text:style-name="T7">. </text:span><text:span text:style-name="T8">Il est largement utilisé pour </text:span><text:span text:style-name="T9">stocker des séquences de nucléotides issues de SGS </text:span><text:span text:style-name="T11">(Second Generation Sequencing)</text:span><text:span text:style-name="T9">. </text:span><text:span text:style-name="T10">Le format prend en charge les lectures (</text:span><text:span text:style-name="T36">reads</text:span><text:span text:style-name="T40">) courts et longs.</text:span></text:p>
      <text:p text:style-name="P16"/>
      <text:p text:style-name="P13"><text:span text:style-name="T40">L</text:span><text:span text:style-name="T39">es fichiers SAM peuvent être analysés et édités avec le logiciel SAMtools. </text:span></text:p>
      <text:p text:style-name="P18"><text:span text:style-name="T39">L’équivalent binaire d’un SAM est un BAM.</text:span><text:span text:style-name="T58"> </text:span></text:p>
      <text:p text:style-name="P12"><text:span text:style-name="T39"/></text:p>
      <text:p text:style-name="P14"><text:span text:style-name="T39">En entête d’un fichier SAM/BAM peut éventuellement être spécifiée la version utilisée en utilisant le tag @HD VN =&gt; version </text:span><text:span text:style-name="T37">0.7.17-r1188</text:span><text:span text:style-name="T43"> </text:span><text:span text:style-name="T39">par exemple.</text:span></text:p>
      <text:p text:style-name="P2"/>
      <text:p text:style-name="P2"><text:a xlink:type="simple" xlink:href="https://fr.wikipedia.org/wiki/SAM_(format_de_fichier)#cite_note-spec-3" text:style-name="Internet_20_link" text:visited-style-name="Visited_20_Internet_20_Link"><text:span text:style-name="T1">https://fr.wikipedia.org/wiki/SAM_(format_de_fichier)#cite_note-spec-3</text:span></text:a></text:p>
      <text:p text:style-name="P15"><text:span text:style-name="T1">SAM specifications: </text:span><text:a xlink:type="simple" xlink:href="https://samtools.github.io/hts-specs/SAMv1.pdf" text:style-name="Internet_20_link" text:visited-style-name="Visited_20_Internet_20_Link">https://samtools.github.io/hts-specs/SAMv1.pdf</text:a></text:p>
      <text:p text:style-name="P17"/>
      <text:p text:style-name="P20"/>
      <text:p text:style-name="P20"/>
      <text:p text:style-name="P2"><text:span text:style-name="T1">- </text:span><text:span text:style-name="T2">Une seule colonne par ligne</text:span></text:p>
      <text:p text:style-name="P2"><text:span text:style-name="T2">- </text:span><text:span text:style-name="T12">Un en-tête </text:span><text:span text:style-name="T13">(pas obligatoire) </text:span><text:span text:style-name="T12">et une section d’alignement </text:span><text:span text:style-name="T19">(l’ensemble de toutes les autres lignes)</text:span></text:p>
      <text:p text:style-name="P2"><text:span text:style-name="T12">- </text:span><text:span text:style-name="T14">Si présente, la section d’entête précède la section d’alignement, et </text:span><text:span text:style-name="T16">les en-têtes</text:span><text:span text:style-name="T14"> commence</text:span><text:span text:style-name="T16">nt</text:span><text:span text:style-name="T14"> par le symbole « </text:span><text:span text:style-name="T15">@ » (ce qui l</text:span><text:span text:style-name="T16">es</text:span><text:span text:style-name="T15"> distingue de la section d’alignement)</text:span></text:p>
      <text:p text:style-name="P2"><text:span text:style-name="T15">- </text:span><text:span text:style-name="T17">La section d’en-tête peut indiquer si les reads sont triés et comment. </text:span><text:span text:style-name="T18">Elle comprend aussi, en général, les longueurs en paires de bases des chromosomes de référence de l’assemblage utilisé, ainsi que la ligne de commande utilisée par le programme d’alignement</text:span><text:span text:style-name="T34"> qui a produit le fichier SAM</text:span></text:p>
      <text:p text:style-name="P5"/>
      <text:p text:style-name="P3"><text:span text:style-name="T18">E</text:span><text:span text:style-name="T1">xemple d’en-tête :</text:span></text:p>
      <text:p text:style-name="P6">@SQ<text:tab/>SN:25<text:tab/>LN:42904170</text:p>
      <text:p text:style-name="P6">@PG<text:tab/>ID:bwa<text:tab/>PN:bwa<text:tab/>VN:0.7.17-r1188<text:tab/>CL:bwa mem -t 4 -M /home/thoellinger/work/tutorial/DATA/ensembl_bos_taurus_genome-chr25.fa /home/thoellinger/work/tutorial/DATA/SRR1425153-chr25_1.fastq /home/thoellinger/work/tutorial/DATA/SRR1425153-chr25_2.fastq</text:p>
      <text:p text:style-name="P6"/>
      <text:p text:style-name="P4"><text:span text:style-name="T1">Exemple </text:span><text:span text:style-name="T19">de</text:span><text:span text:style-name="T20"> </text:span><text:span text:style-name="T21">ligne dans la section d’alignement :</text:span></text:p>
      <text:p text:style-name="P1">SRR1425153.80021602<text:tab/>99<text:tab/>25<text:tab/>21<text:tab/>9<text:tab/>94M6S<text:tab/>=<text:tab/>140<text:tab/>219<text:tab/>CCCAGGCCCGGCGTGAGCCCACGCACACAAGCCCTCCCGGTCACTGGGGGGTCCGGGAAGCCCTTCGGGCCCCCGGGCCCGGCCAGGCGCTTGCTGGTCT<text:tab/>77BFFFBFFFFFFBBFBB770&lt;BBFBBBFFI&lt;FBB&lt;77&lt;B7B7&lt;&lt;BB&lt;BBBB0&lt;777BBB'077B7&lt;&lt;B0'07777&lt;0077&lt;B&lt;7&lt;BBB77&lt;B&lt;B&lt;&lt;&lt;BB<text:tab/>NM:i:0<text:tab/>MD:Z:94<text:tab/>MC:Z:100M<text:tab/>AS:i:94<text:tab/>XS:i:100<text:tab/>XA:Z:25,+3565,100M,0;</text:p>
      <text:p text:style-name="P7"/>
      <text:p text:style-name="P4"><text:span text:style-name="T21">- </text:span><text:span text:style-name="T22">1 : QNAME, nom de la séquence req</text:span><text:span text:style-name="T23">uête. </text:span><text:span text:style-name="T35">En cas de lectures apairées (voir 3C, Hi-C dans les notes perso sur ABC model), chaque read d’un read pairé a le même nom.</text:span></text:p>
      <text:p text:style-name="P4"><text:span text:style-name="T23">- </text:span><text:span text:style-name="T24">2 : FLAG, </text:span><text:span text:style-name="T33">list of flags : </text:span><text:a xlink:type="simple" xlink:href="http://broadinstitute.github.io/picard/explain-flags.html" text:style-name="Internet_20_link" text:visited-style-name="Visited_20_Internet_20_Link">http://broadinstitute.github.io/picard/explain-flags.html</text:a></text:p>
      <text:p text:style-name="P4"><text:span text:style-name="T24">- 3 : RNAME, nom de la séquence de référence de l’alignement. </text:span><text:span text:style-name="T27">Un segment non mappé aura un ‘*’ comme valeur pour de champ.</text:span></text:p>
      <text:p text:style-name="P4"><text:span text:style-name="T24">-</text:span><text:span text:style-name="T25">4 : </text:span><text:span text:style-name="T26">POS, </text:span><text:span text:style-name="T28">mappage à l’extrême gauche par rapport à 1. de la position de la première base de la séquence alignée</text:span></text:p>
      <text:p text:style-name="P4"><text:span text:style-name="T28">-</text:span><text:span text:style-name="T29">5 : </text:span><text:span text:style-name="T30">qualité du mapping. 255 ↔ la qualité n’est pas disponible</text:span></text:p>
      <text:p text:style-name="P4"><text:span text:style-name="T30">-6 : </text:span><text:span text:style-name="T31">CIGAR</text:span></text:p>
      <text:p text:style-name="P4"><text:soft-page-break/><text:span text:style-name="T31">-7 : </text:span><text:span text:style-name="T32">RNEXT, nom de la séquence de référence de l’alignement principal du </text:span><text:span text:style-name="T38">read</text:span><text:span text:style-name="T44"> suivant du modèle. Pour le dernier read du modèle, le read suivant est le premier du modèle. </text:span><text:span text:style-name="T48">Ce champ est défini sur « * » lorsque les informations sont indisponibles, </text:span><text:span text:style-name="T55">et sur « = » lorsque </text:span><text:span text:style-name="T56">RNEXT ET RNAME SONT IDENTIQUES</text:span></text:p>
      <text:p text:style-name="P4"><text:span text:style-name="T44">- 8 : </text:span><text:span text:style-name="T45">PNEXT, </text:span><text:span text:style-name="T46">position de l’alignement principal du read suivant (NEXT) lu du modèle. </text:span><text:span text:style-name="T47">Défini sur 0 lorsque les informations sont indisponibles.</text:span></text:p>
      <text:p text:style-name="P4"><text:span text:style-name="T47">-</text:span><text:span text:style-name="T49"> 9 : TLEN, longueur observée signée du modèle. </text:span><text:span text:style-name="T50">Si tous les segments sont mappés sur la même référence, la longueur du modèle observée non signée est égale au nombre de bases de la base mappée la plus à gauche à la base mappée la plus à droite. </text:span><text:span text:style-name="T51">Pour le segment le plus à gauche, </text:span><text:span text:style-name="T52">TLEN porte un signe + ; pour le segment le plus à droite, TLEN porte un signe -</text:span></text:p>
      <text:p text:style-name="P8">- 10 :</text:p>
      <text:p text:style-name="P4"><text:span text:style-name="T52">- </text:span><text:span text:style-name="T53">11 : QUAL, qualité de base ASCII + 33 </text:span><text:span text:style-name="T54">(</text:span><text:span text:style-name="T57">identique</text:span><text:span text:style-name="T41"> à la chaîne de caractères de qualité du format Sanger FASTQ). </text:span><text:span text:style-name="T42">Voir échelle de Phred pour le calcul de cette qualité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4:21:01.245811262</meta:creation-date>
    <meta:generator>LibreOffice/6.4.6.2$Linux_X86_64 LibreOffice_project/40$Build-2</meta:generator>
    <dc:date>2020-10-21T09:13:50.424512705</dc:date>
    <meta:editing-duration>PT3H24M49S</meta:editing-duration>
    <meta:editing-cycles>78</meta:editing-cycles>
    <meta:document-statistic meta:table-count="0" meta:image-count="0" meta:object-count="0" meta:page-count="2" meta:paragraph-count="27" meta:word-count="529" meta:character-count="3515" meta:non-whitespace-character-count="3011"/>
  </office:meta>
</office:document-meta>
</file>